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BD0000016DBC07B8C3.png" manifest:media-type="image/png"/>
  <manifest:file-entry manifest:full-path="Pictures/10000001000001BD0000016D3C62A9BE.png" manifest:media-type="image/png"/>
  <manifest:file-entry manifest:full-path="Pictures/10000001000001BD0000016D11B213D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2" style:family="graphic" style:parent-style-name="standard">
      <style:graphic-properties draw:stroke="none" draw:fill="solid" draw:fill-color="#a9a9a9" loext:decorative="false"/>
    </style:style>
    <style:style style:name="gr3"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P1" style:family="paragraph">
      <loext:graphic-properties draw:fill="none"/>
    </style:style>
    <style:style style:name="P2" style:family="paragraph">
      <loext:graphic-properties draw:fill="solid" draw:fill-color="#a9a9a9"/>
    </style:style>
    <style:style style:name="P3" style:family="paragraph">
      <style:text-properties style:font-name="Arial" fo:font-size="10pt" fo:font-weight="bold" style:font-size-asian="10pt" style:font-weight-asian="bold" style:font-size-complex="10pt" style:font-weight-complex="bold"/>
    </style:style>
    <style:style style:name="P4" style:family="paragraph">
      <loext:graphic-properties draw:fill="none" draw:fill-color="#ffffff"/>
      <style:text-properties style:font-name="Arial" fo:font-size="10pt" fo:font-weight="bold" style:font-size-asian="10pt" style:font-weight-asian="bold" style:font-size-complex="10pt" style:font-weight-complex="bold"/>
    </style:style>
    <style:style style:name="T1" style:family="text">
      <style:text-properties style:font-name="Arial"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1" draw:layer="layout" svg:width="5.05cm" svg:height="4.897cm" svg:x="1.036cm" svg:y="0.103cm">
          <draw:image xlink:href="Pictures/10000001000001BD0000016DBC07B8C3.png" xlink:type="simple" xlink:show="embed" xlink:actuate="onLoad" draw:mime-type="image/png">
            <text:p/>
          </draw:image>
        </draw:frame>
        <draw:path draw:style-name="gr2" draw:text-style-name="P2" draw:layer="layout" svg:width="0.264cm" svg:height="0.239cm" svg:x="0.967cm" svg:y="0.807cm" svg:viewBox="0 0 265 240" svg:d="M98 136h54l-29-85h-2l-33 81v1 1 1h1 1v1h1 1 1 1 1 2zM58 210v1 1 1l-1 1v1 1 1l1 1v1 1h1v1h1v1h1v1h1 1v1h1l4 2h1 1 1 1 1 1l1 1h1 1 1 1 1 1 1 1 1v1l1 1v1 1 1 1 1 1 1 1 1h-1v1 1l-6-1h-5-5-5-5-5-4-5-4-4-2-2-3-3-3-3-4-5-4l-6 1v-1-1h-1v-1-1-1-1-1-1-1-1-1l1-1v-1h2 1 1 2 1 1l1-1h1 1 1 1l1-1h1 1l1-1h1l1-1h1l1-1 2-1 1-1h1l1-1 1-1v-1l2-1v-1l1-1 1-1v-1l1-1 1-2 1-1 1-1v-2l1-1 1-2 78-186h2l3-1h4l3-1 4-2 4-2 5-2 4-2 6-3 5-3 75 208 1 1v1l1 1v1l1 1v1l1 1v1l1 1 1 1v1h1l1 1v1h1l1 1 1 1h1 1l1 1h1v1h1 1 1l1 1h1 1 1 1 1l1 1h1 1 1 1 1 1 1 1v1l1 1v1 1 1 1 1 1 1 1 1h-1v1 1l-6-1h-5-5-5-5-5-4-5-4-5-7-6-7-6-7-6-6-5-6l-7 1v-1-1h-1v-1-1-1-1-1-1-1-1-1l1-1v-1h1 1 1 1 2 1 1 1 1 1 1 1 1l1-1h1 1 1 1 1 1 1v-1h1 1 1v-1h1v-1h1l1-1v-1h1v-1-1-1-1-1-1-1h-1v-1l-20-59h-70-1-1-1-1-1-1v1h-1-1-1v1h-1l-1 1v1l-1 1v1z">
          <text:p/>
        </draw:path>
        <draw:polygon draw:style-name="gr2" draw:text-style-name="P2" draw:layer="layout" svg:width="0.261cm" svg:height="0.238cm" svg:x="1.235cm" svg:y="0.811cm" svg:viewBox="0 0 262 239" draw:points="80,45 80,137 80,139 80,141 80,143 80,145 80,147 80,149 80,150 80,152 80,154 81,155 81,157 81,158 81,160 81,161 82,163 82,165 82,167 82,169 83,170 83,172 83,174 84,176 84,178 84,180 85,182 85,184 86,185 87,187 87,188 88,190 89,192 90,193 91,195 92,196 93,198 94,199 95,200 96,202 97,203 99,204 102,208 107,211 110,214 115,216 119,218 123,219 128,222 132,222 138,223 143,223 145,223 148,223 150,223 152,223 155,223 157,222 159,222 161,221 163,221 165,221 168,219 169,218 171,217 173,217 175,216 176,215 178,214 180,214 181,213 183,212 184,211 185,210 187,209 188,208 189,206 190,205 191,204 192,203 193,202 194,200 195,199 196,197 197,196 198,194 199,193 200,191 200,190 201,188 202,187 202,186 203,184 203,183 204,181 204,180 205,178 205,176 206,174 206,173 206,171 207,169 207,167 207,165 207,163 208,162 208,160 208,158 208,156 208,155 208,153 209,151 209,150 209,148 209,147 209,145 209,143 209,141 209,139 209,138 209,136 209,134 209,45 209,44 209,43 209,42 209,41 209,40 209,39 209,38 209,37 209,36 209,35 209,34 209,33 209,32 209,31 208,30 208,29 208,28 206,22 205,21 205,20 204,20 204,19 203,19 202,18 201,18 201,17 200,17 199,16 198,16 197,15 196,15 195,15 194,15 193,15 192,14 190,14 189,14 188,14 187,14 186,14 185,13 184,13 183,13 182,13 181,13 180,13 178,12 177,12 176,12 175,12 175,11 175,10 175,9 174,8 174,7 174,6 174,5 174,4 175,4 175,3 175,2 175,1 176,0 183,0 189,0 195,0 200,0 205,0 210,1 213,1 217,1 220,1 222,1 223,1 225,1 227,1 230,1 233,0 237,0 242,0 248,0 254,0 261,0 261,1 262,2 262,3 262,4 262,5 262,6 262,7 262,8 262,9 262,10 262,11 261,11 261,12 253,13 253,14 252,14 251,14 250,14 249,14 248,14 247,14 246,15 245,15 244,15 243,15 243,16 242,16 238,18 238,19 237,20 236,21 236,22 236,23 235,24 235,25 235,26 235,27 234,27 234,28 234,29 233,30 233,31 233,32 233,33 233,34 233,35 233,36 233,37 233,38 233,39 233,40 233,41 233,42 233,43 233,44 233,45 233,127 233,131 232,135 232,139 232,143 232,146 232,150 231,154 231,157 230,160 230,163 229,167 228,170 227,173 227,176 226,179 225,182 224,185 222,188 221,191 220,194 218,197 217,199 215,202 213,204 212,206 210,209 208,211 206,213 204,215 201,217 199,219 197,222 194,223 192,225 189,227 186,228 183,229 180,231 177,232 174,233 170,234 167,235 163,236 159,236 156,237 152,237 148,238 144,238 139,238 135,239 125,238 115,238 107,237 98,236 91,235 84,233 78,231 72,229 66,226 61,223 55,218 50,213 45,207 41,201 37,194 35,186 32,178 31,169 30,159 30,149 30,45 30,43 30,41 30,39 29,37 29,35 29,33 29,32 29,30 29,29 28,28 28,26 28,25 28,24 27,23 27,22 26,21 26,20 25,20 24,19 24,18 23,17 22,17 22,16 20,16 20,15 19,15 18,15 17,14 16,14 14,14 13,14 12,13 11,13 10,13 8,13 7,13 5,12 4,12 2,12 1,12 1,11 1,10 0,9 0,8 0,7 0,6 0,5 0,4 0,3 1,2 1,1 1,0 2,0 9,0 16,0 22,0 28,0 33,0 38,1 43,1 47,1 51,1 55,1 59,1 65,1 70,1 75,1 81,0 87,0 93,0 100,0 107,0 114,0 114,1 114,2 115,2 115,3 115,4 115,5 115,6 115,7 115,8 115,9 115,10 114,11 114,12 112,12 110,12 109,12 108,13 107,13 105,13 104,13 103,13 102,13 101,13 100,13 99,13 98,14 97,14 96,14 95,14 94,14 93,15 92,15 91,15 90,16 89,16 88,16 87,17 86,18 86,19 85,19 85,20 84,21 84,22 83,23 83,24 82,25 82,26 82,27 82,28 81,29 81,30 81,32 81,33 80,34 80,35 80,36 80,37 80,38 80,40 80,41 80,42 80,44">
          <text:p/>
        </draw:polygon>
        <draw:polygon draw:style-name="gr2" draw:text-style-name="P2" draw:layer="layout" svg:width="0.222cm" svg:height="0.242cm" svg:x="1.511cm" svg:y="0.807cm" svg:viewBox="0 0 223 243" draw:points="131,243 120,242 110,241 100,240 91,239 82,237 74,234 66,231 58,228 51,224 45,220 41,216 36,213 32,210 29,206 25,202 22,197 19,193 16,188 14,184 12,178 9,173 8,168 6,162 4,157 3,152 2,147 1,141 1,136 0,130 0,125 0,118 1,113 1,107 2,101 3,96 4,91 5,86 7,81 9,76 10,71 13,67 15,62 18,58 20,53 23,50 26,46 29,42 32,39 35,35 39,32 44,29 47,26 51,24 55,21 59,18 63,16 68,14 72,12 77,10 81,8 86,7 91,5 96,4 101,3 106,2 111,1 116,1 121,0 126,0 131,0 135,0 139,0 143,0 147,1 150,1 153,1 157,2 160,2 163,3 166,4 170,4 172,5 176,6 178,7 181,8 184,8 186,9 189,10 191,11 193,12 195,13 197,13 199,14 201,14 203,15 205,15 207,16 208,16 209,16 211,16 212,24 213,32 214,39 215,45 216,51 217,56 217,61 218,65 218,69 219,72 218,73 217,73 216,74 215,74 214,74 213,74 212,74 211,75 210,75 209,75 208,75 207,75 206,75 205,75 204,74 203,74 203,72 202,70 201,68 201,66 200,64 199,63 198,61 198,59 197,57 196,56 196,54 195,53 194,51 193,50 192,48 191,46 190,45 189,43 188,42 187,40 186,38 184,37 183,36 182,34 180,33 179,32 178,30 176,29 175,28 173,27 172,26 170,25 168,24 166,23 165,22 162,21 160,21 158,20 156,19 154,19 152,18 149,17 147,17 144,16 141,16 139,16 136,15 133,15 130,15 128,15 124,15 119,16 116,16 112,18 108,19 104,20 100,22 97,24 93,26 90,29 87,32 84,35 81,38 78,42 75,45 73,49 70,53 68,57 66,61 64,66 63,71 61,75 60,80 59,85 58,90 57,95 56,101 56,106 56,112 56,117 56,124 56,129 57,135 57,140 58,145 59,150 61,155 62,160 64,166 65,170 68,175 70,180 72,184 75,188 77,192 80,196 83,199 86,203 89,206 93,209 96,212 100,214 104,216 107,219 111,220 115,221 119,222 123,223 127,223 131,224 140,223 149,222 158,220 166,217 174,214 182,210 190,205 197,199 204,193 211,186 212,186 213,186 214,186 214,187 215,187 216,188 217,188 217,189 219,189 219,190 220,190 220,191 221,191 221,192 222,192 222,193 223,193 219,198 215,203 211,207 207,211 203,215 199,218 195,222 190,225 186,227 181,230 176,232 172,234 167,236 162,238 157,239 152,240 147,241 142,242 136,242">
          <text:p/>
        </draw:polygon>
        <draw:path draw:style-name="gr2" draw:text-style-name="P2" draw:layer="layout" svg:width="0.157cm" svg:height="0.065cm" svg:x="1.864cm" svg:y="0.928cm" svg:viewBox="0 0 158 66" svg:d="M158 46v20h-158v-20zM158 0v22h-158v-22z">
          <text:p/>
        </draw:path>
        <draw:path draw:style-name="gr2" draw:text-style-name="P2" draw:layer="layout" svg:width="0.164cm" svg:height="0.224cm" svg:x="2.143cm" svg:y="0.825cm" svg:viewBox="0 0 165 225" svg:d="M84 15h-1-1-1-1-1l-1 1h-1-1l-1 1h-1v1h-1l-1 1-2 1v1l-2 1v1l-1 1-1 1-1 2-1 1v1l-1 2-1 2-1 1v2l-1 2-1 2v2l-1 3v2l-1 3v2l-1 3-1 3v3 4l-1 3v4l-1 4v4 4 4l-1 4v5 4 5 5 5 2 1 2 1 1 1 2 1 1 1 1 1 1 2 1 1 2 2 1 2 2l1 2v2 1 2 1 2 1 2 1l1 1v1 2 1 2l1 1v1 2 2 1l1 2v2l1 1v2 1l1 1v2 1l1 1v1l1 2v1l1 1v1l1 1v1l1 1v1l1 1 1 1v1l1 1v1l1 1h1v1l2 1 2 2 1 1h1l1 1h1 1l1 1h1 1 1 1 1 1 1 1l1-1h2 1l1-1 1-1 1-2h1l1-1 1-2 1-1 1-1 1-2 1-1 1-2 1-2 1-2 1-2v-3l1-2 1-3 1-3 1-3 1-3v-4l1-4v-4l1-4v-5l1-4 1-5v-5-6l1-5v-6-5-6-7-4-4-5-4l-1-4v-4-4l-1-4v-3l-1-4v-3l-1-3-1-4v-2l-1-3v-3l-1-3-1-2-1-2-1-2-1-2-1-2v-2l-1-1-2-2v-1l-1-1-1-2-1-1-1-1h-2v-1l-1-1-1-1h-1l-1-1h-2-1-1zM83 225l-4-1h-4l-5-1h-3l-4-1-3-1-4-1-3-1-3-2-3-2-4-1-2-3-3-2-3-2-2-3-3-3-2-3-3-2-2-3-2-3-2-3-2-3-2-4-1-3-2-4-1-3-2-4-1-4-2-3-1-4-1-4v-4l-1-5-1-4-1-4v-4-5l-1-4v-4-5-10l1-10 1-9 2-9 2-9 3-8 3-7 3-7 4-7 5-7 4-5 6-5 5-5 6-4 5-3 7-3 6-2 6-1 8-1h7 2 3 2 2 3l2 1h2l2 1h2l3 1h2l2 1 2 1 2 1 2 1 3 1 2 1 2 1 2 2 2 2 3 1 2 2 2 2 2 1 2 2 1 3 2 2 2 2 2 2 1 2 2 3 1 3 2 2 1 3 2 3 1 4 1 3 1 3 1 4 1 4 1 4 1 4 1 4v4l1 5v4l1 5v4 5 5 5 4 5l-1 5v5l-1 4v4l-1 5-1 3-1 5-1 4-1 3-1 4-2 3-1 4-1 3-2 3-1 3-2 3-2 2-1 3-2 2-2 3-2 2-2 2-2 2-2 2-2 2-2 3-2 2-2 1-3 2-2 2-2 1-2 1-2 1-3 1-2 1-2 1-2 1h-2l-2 1-3 1h-2-2l-3 1h-2-2-2z">
          <text:p/>
        </draw:path>
        <draw:polygon draw:style-name="gr2" draw:text-style-name="P2" draw:layer="layout" svg:width="0.052cm" svg:height="0.051cm" svg:x="2.336cm" svg:y="0.998cm" svg:viewBox="0 0 53 52" draw:points="0,26 0,24 0,22 0,20 1,18 2,16 2,14 4,12 5,11 6,9 7,8 9,6 11,5 13,4 15,3 17,2 19,1 21,1 23,0 25,0 27,0 30,0 32,0 34,1 36,1 37,2 39,3 41,4 43,5 44,6 46,7 47,9 49,10 50,12 51,14 51,15 52,17 53,19 53,21 53,23 53,25 53,27 53,29 53,32 52,34 51,36 50,37 49,39 48,41 47,42 45,44 44,46 42,47 41,48 39,49 37,49 35,50 33,51 31,51 29,51 27,52 25,51 23,51 20,51 19,50 17,50 15,49 12,48 10,47 9,46 7,44 6,43 5,41 3,40 2,38 1,36 1,35 0,33 0,30 0,28">
          <text:p/>
        </draw:polygon>
        <draw:polygon draw:style-name="gr2" draw:text-style-name="P2" draw:layer="layout" svg:width="0.151cm" svg:height="0.226cm" svg:x="2.428cm" svg:y="0.823cm" svg:viewBox="0 0 152 227" draw:points="46,42 44,42 43,42 42,42 41,42 40,42 39,42 37,42 36,42 35,43 34,43 33,43 32,44 30,45 29,46 28,46 27,47 26,47 26,48 24,49 23,51 22,52 21,53 21,54 20,56 19,57 18,59 17,60 17,61 16,63 16,65 15,67 14,68 14,70 13,72 12,74 0,73 1,65 2,56 3,47 4,40 5,32 5,26 6,19 6,12 7,7 7,1 7,0 8,0 9,0 10,0 10,1 11,1 12,2 13,2 14,2 15,3 16,3 17,4 18,4 20,4 21,4 22,5 24,5 25,5 27,5 28,5 150,5 152,8 128,61 107,111 91,148 75,189 62,224 24,227 22,223 33,202 44,182 55,163 65,144 74,126 83,108 92,91 101,74 108,58 116,42">
          <text:p/>
        </draw:polygon>
        <draw:frame draw:style-name="gr1" draw:text-style-name="P1" draw:layer="layout" svg:width="5.05cm" svg:height="4.897cm" svg:x="6.592cm" svg:y="0.103cm">
          <draw:image xlink:href="Pictures/10000001000001BD0000016D11B213DA.png" xlink:type="simple" xlink:show="embed" xlink:actuate="onLoad" draw:mime-type="image/png">
            <text:p/>
          </draw:image>
        </draw:frame>
        <draw:frame draw:style-name="gr1" draw:text-style-name="P1" draw:layer="layout" svg:width="5.05cm" svg:height="4.897cm" svg:x="12.148cm" svg:y="0.103cm">
          <draw:image xlink:href="Pictures/10000001000001BD0000016D3C62A9BE.png" xlink:type="simple" xlink:show="embed" xlink:actuate="onLoad" draw:mime-type="image/png">
            <text:p/>
          </draw:image>
        </draw:frame>
        <draw:path draw:style-name="gr2" draw:text-style-name="P2" draw:layer="layout" svg:width="0.264cm" svg:height="0.239cm" svg:x="11.987cm" svg:y="0.807cm" svg:viewBox="0 0 265 240" svg:d="M97 136h55l-29-85h-3l-32 81v1 1 1h1l1 1h1 1 1 1 1 1zM58 210v1 1h-1v1 1 1 1 1 1 1h1v1h1v1h1v1h1v1h1 1v1l5 2h1 1 1 1 1 1v1h1 1 1 1 1 1 1 1 1 1v1 1l1 1v1 1 1 1 1 1 1h-1v1 1l-1 1-5-1h-5-5-6-4-5-5-4-5-4-2-2-2-3-3-4-4-4-5l-5 1v-1l-1-1v-1-1-1-1-1-1-1-1-1-1h1v-1h1 2 1 1 1 1l1-1h2 1 1 1l1-1h2v-1h1l1-1h1 1l1-1 1-1h1l1-1h1l1-1v-1l1-1 1-1 1-1 1-1v-1l1-1 1-1v-2l2-1v-1l1-2 1-1v-2l79-186h2l3-1h3l4-1 4-2 4-2 4-2 5-2 5-3 6-3 75 208v1l1 1v1l1 1v1l1 1 1 1v1l1 1v1l1 1h1v1l1 1h1l1 1 1 1h1 1v1h1l1 1h1 1 1v1h1 1 1 1 1 1l1 1h1 1 2 1 1 1 1v1 1l1 1v1 1 1 1 1 1 1h-1v1 1l-1 1-5-1h-5-5-5-5-5-4-6-5-4-7-7-6-7-6-6-6-6-5l-6 1v-1l-1-1v-1-1-1-1-1-1-1-1-1-1h1v-1h1 1 1 1 1 1 1 1 1 1 1 1 1l1-1h1 1 1 1 1 1 1v-1h1 1 1v-1h1v-1h1v-1h1v-1h1v-1-1-1-1-1-1-1h-1v-1l-20-59h-69-1-2-1-1-1l-1 1h-1-1l-1 1h-1v1 1h-1v1l-1 1z">
          <text:p/>
        </draw:path>
        <draw:polygon draw:style-name="gr2" draw:text-style-name="P2" draw:layer="layout" svg:width="0.261cm" svg:height="0.238cm" svg:x="12.255cm" svg:y="0.811cm" svg:viewBox="0 0 262 239" draw:points="81,45 81,137 81,139 81,141 81,143 81,145 81,147 81,149 81,150 81,152 81,154 81,155 82,157 82,158 82,160 82,161 82,163 82,165 83,167 83,169 83,170 83,172 84,174 84,176 85,178 85,180 86,182 86,184 87,185 88,187 88,188 89,190 90,192 91,193 91,195 92,196 94,198 95,199 96,200 97,202 98,203 99,204 103,208 107,211 111,214 115,216 120,218 124,219 128,222 133,222 138,223 143,223 145,223 147,223 150,223 152,223 155,223 157,222 159,222 161,221 163,221 165,221 167,219 169,218 171,217 173,217 175,216 176,215 178,214 179,214 181,213 182,212 183,211 185,210 186,209 187,208 189,206 190,205 191,204 192,203 193,202 194,200 195,199 196,197 197,196 198,194 199,193 199,191 200,190 201,188 201,187 202,186 203,184 203,183 204,181 204,180 204,178 205,176 205,174 206,173 206,171 206,169 207,167 207,165 207,163 207,162 208,160 208,158 208,156 208,155 208,153 209,151 209,150 209,148 209,147 209,145 209,143 209,141 209,139 209,138 209,136 209,134 209,45 209,44 209,43 209,42 209,41 209,40 209,39 209,38 209,37 209,36 209,35 209,34 209,33 209,32 208,31 208,30 208,29 208,28 207,28 206,22 205,22 205,21 204,20 203,19 202,18 201,18 200,17 199,17 199,16 198,16 197,16 197,15 196,15 195,15 194,15 193,15 192,14 191,14 190,14 189,14 188,14 187,14 186,14 185,13 184,13 183,13 182,13 181,13 180,13 179,13 178,12 177,12 176,12 175,12 175,11 174,10 174,9 174,8 174,7 174,6 174,5 174,4 174,3 174,2 175,2 175,1 175,0 176,0 182,0 189,0 195,0 200,0 205,0 210,1 213,1 217,1 219,1 222,1 223,1 224,1 227,1 229,1 233,0 237,0 242,0 247,0 254,0 260,0 261,1 261,2 261,3 262,4 262,5 262,6 262,7 262,8 262,9 261,9 261,10 261,11 261,12 260,12 253,13 252,14 251,14 250,14 249,14 248,14 247,14 246,15 245,15 244,15 243,15 242,16 238,18 238,19 237,19 237,20 236,20 236,21 236,22 235,22 235,23 235,24 235,25 234,26 234,27 234,28 233,29 233,30 233,31 233,32 233,33 233,34 233,35 233,36 233,37 233,38 233,39 233,40 233,41 233,42 233,43 233,44 233,45 233,127 232,131 232,135 232,139 232,143 231,146 231,150 231,154 230,157 230,160 229,163 229,167 228,170 227,173 226,176 225,179 224,182 223,185 222,188 221,191 219,194 218,197 216,199 215,202 213,204 211,206 209,209 207,211 205,213 203,215 201,217 199,219 197,222 194,223 192,225 189,227 186,228 183,229 180,231 176,232 173,233 170,234 166,235 163,236 159,236 155,237 151,237 147,238 143,238 139,238 135,239 125,238 116,238 107,237 99,236 92,235 85,233 78,231 71,229 66,226 61,223 55,218 49,213 45,207 41,201 37,194 34,186 32,178 30,169 30,159 29,149 29,45 29,43 29,41 29,39 29,37 29,35 29,33 29,32 29,30 28,29 28,28 28,26 28,25 27,24 27,23 27,22 26,21 25,20 24,19 23,18 23,17 22,17 21,16 20,16 19,15 18,15 17,14 16,14 15,14 14,14 13,14 12,13 11,13 10,13 8,13 7,13 5,12 3,12 1,12 1,11 0,11 0,10 0,9 0,8 0,7 0,6 0,5 0,4 0,3 0,2 1,1 1,0 9,0 15,0 21,0 27,0 33,0 38,1 42,1 47,1 51,1 54,1 59,1 64,1 70,1 75,1 82,0 88,0 94,0 101,0 107,0 114,0 115,1 115,2 115,3 116,4 116,5 116,6 116,7 116,8 116,9 115,9 115,10 115,11 115,12 114,12 113,12 111,12 110,12 108,13 107,13 106,13 105,13 104,13 103,13 102,13 101,13 100,13 99,14 98,14 97,14 96,14 95,14 94,15 93,15 92,15 91,15 91,16 90,16 89,16 88,17 87,18 86,18 86,19 85,20 85,21 84,22 84,23 83,24 83,25 83,26 82,27 82,28 82,29 82,30 82,32 81,33 81,34 81,35 81,36 81,37 81,38 81,40 81,41 81,42 81,44">
          <text:p/>
        </draw:polygon>
        <draw:polygon draw:style-name="gr2" draw:text-style-name="P2" draw:layer="layout" svg:width="0.221cm" svg:height="0.242cm" svg:x="12.531cm" svg:y="0.807cm" svg:viewBox="0 0 222 243" draw:points="131,243 120,242 110,241 100,240 91,239 82,237 74,234 65,231 57,228 50,224 44,220 39,216 36,213 32,210 29,206 25,202 22,197 19,193 16,188 14,184 11,178 9,173 7,168 6,162 4,157 3,152 2,147 1,141 0,136 0,130 0,125 0,118 0,113 1,107 1,101 2,96 3,91 5,86 7,81 8,76 10,71 12,67 15,62 17,58 20,53 23,50 25,46 29,42 32,39 35,35 38,32 42,29 46,26 50,24 54,21 58,18 62,16 66,14 72,12 76,10 81,8 86,7 91,5 95,4 100,3 105,2 110,1 116,1 121,0 126,0 131,0 135,0 139,0 142,0 146,1 149,1 153,1 157,2 160,2 163,3 166,4 169,4 172,5 175,6 178,7 181,8 183,8 186,9 188,10 190,11 193,12 195,13 197,13 199,14 201,14 203,15 205,15 206,16 208,16 209,16 211,16 212,24 213,32 214,39 215,45 216,51 217,56 217,61 218,65 218,69 218,72 218,73 217,73 215,74 214,74 213,74 212,74 211,75 210,75 209,75 208,75 207,75 206,75 205,75 204,74 203,74 202,72 202,70 201,68 200,66 200,64 199,63 198,61 197,59 197,57 196,56 195,54 195,53 194,51 193,50 192,48 191,46 190,45 189,43 188,42 187,40 185,38 184,37 183,36 182,34 180,33 179,32 177,30 176,29 175,28 173,27 171,26 170,25 168,24 166,23 164,22 162,21 160,21 158,20 156,19 153,19 151,18 149,17 146,17 144,16 141,16 139,16 136,15 133,15 130,15 127,15 123,15 119,16 115,16 111,18 107,19 104,20 100,22 97,24 93,26 90,29 87,32 84,35 80,38 78,42 75,45 73,49 69,53 67,57 65,61 63,66 61,71 60,75 59,80 57,85 56,90 56,95 55,101 55,106 54,112 54,117 54,124 55,129 55,135 56,140 57,145 58,150 59,155 61,160 62,166 64,170 66,175 68,180 72,184 74,188 77,192 80,196 83,199 86,203 89,206 93,209 96,212 100,214 103,216 107,219 111,220 115,221 118,222 122,223 127,223 130,224 140,223 148,222 157,220 166,217 174,214 182,210 189,205 197,199 204,193 211,186 212,186 213,186 214,187 215,187 216,188 217,188 217,189 218,189 219,190 220,191 221,191 221,192 222,193 219,198 215,203 211,207 207,211 203,215 199,218 194,222 190,225 185,227 181,230 176,232 171,234 166,236 161,238 157,239 152,240 146,241 141,242 136,242">
          <text:p/>
        </draw:polygon>
        <draw:path draw:style-name="gr2" draw:text-style-name="P2" draw:layer="layout" svg:width="0.157cm" svg:height="0.065cm" svg:x="12.884cm" svg:y="0.928cm" svg:viewBox="0 0 158 66" svg:d="M158 46v20h-158v-20zM158 0v22h-158v-22z">
          <text:p/>
        </draw:path>
        <draw:path draw:style-name="gr2" draw:text-style-name="P2" draw:layer="layout" svg:width="0.164cm" svg:height="0.224cm" svg:x="13.163cm" svg:y="0.825cm" svg:viewBox="0 0 165 225" svg:d="M84 15h-1-1-1-1-1-1l-1 1h-1l-1 1h-1l-1 1h-1v1l-1 1-1 1-1 1v1l-2 1v1l-1 2-1 1-1 1v2l-1 2-1 1-1 2v2l-1 2-1 2v3l-1 2v3l-1 2v3l-1 3v3l-1 4v3l-1 4v4 4l-1 4v4 4 5 4 5 5 5 2 1 2 1 1 1 2 1 1 1 1 1 1 2 1 1 2 2 1 2 2 2 2 1 2l1 1v2 1 2 1 1 1l1 2v1 2 1 1l1 2v2 1l1 2v2 1l1 2v1 1l1 2v1 1l1 1v2l1 1v1l1 1 1 1v1l1 1v1l1 1v1l1 1v1l1 1 1 1h1v1l1 1h1l1 2 1 1 2 1h1l1 1h1 1 2 1 1 1 1 1l1-1h1 1l1-1 1-1 2-2h1l1-1 1-2 1-1 1-1v-2l2-1 1-2v-2l1-2 1-2 1-3 1-2 1-3 1-3 1-3v-3l1-4v-4l1-4 1-4v-5l1-4v-5l1-5v-6-5-6-5l1-6v-7-4l-1-4v-5-4-4-4l-1-4v-4-3l-1-4-1-3v-3l-1-4-1-2v-3l-1-3-1-3v-2l-1-2-1-2-1-2-1-2-1-2-1-1-1-2-1-1-1-1-1-2-1-1-1-1h-1v-1l-2-1-1-1h-1l-1-1h-1-1-1zM82 225l-4-1h-3l-4-1h-4l-3-1-4-1-3-1-3-1-3-2-4-2-3-1-3-3-3-2-3-2-3-3-3-3-2-3-2-2-2-3-2-3-2-3-2-3-2-4-2-3-1-4-2-3-1-4-1-4-2-3-1-4-1-4-1-4-1-5v-4l-1-4v-4l-1-5v-4-4-5-10l1-10 1-9 2-9 2-9 2-8 3-7 4-7 4-7 4-7 5-5 5-5 7-5 5-4 6-3 6-3 6-2 7-1 7-1h7 2 3 2 2 2l2 1h3l2 1h2l2 1h2l3 1 2 1 2 1 2 1 2 1 2 1 3 1 2 2 2 2 2 1 2 2 2 2 2 1 2 2 2 3 2 2 2 2 1 2 2 2 2 3 1 3 1 2 2 3 1 3 1 4 2 3 1 3 1 4 1 4 1 4 1 4v4l1 4 1 5v4 5l1 4v5 5 5 4l-1 5v5 5l-1 4-1 4v5l-1 3-1 5-2 4-1 3-1 4-1 3-1 4-2 3-1 3-2 3-1 3-2 2-2 3-1 2-2 3-2 2-2 2-2 2-2 2-2 2-2 3-2 2-2 1-3 2-2 2-2 1-2 1-3 1-2 1-2 1-2 1-3 1h-2l-2 1-2 1h-2-2l-3 1h-2-2-3z">
          <text:p/>
        </draw:path>
        <draw:polygon draw:style-name="gr2" draw:text-style-name="P2" draw:layer="layout" svg:width="0.053cm" svg:height="0.051cm" svg:x="13.355cm" svg:y="0.998cm" svg:viewBox="0 0 54 52" draw:points="0,26 0,24 1,22 1,20 1,18 2,16 3,14 4,12 5,11 7,9 8,8 10,6 12,5 13,4 15,3 17,2 19,1 22,1 24,0 26,0 28,0 30,0 32,0 35,1 36,1 38,2 40,3 42,4 43,5 45,6 47,7 48,9 49,10 50,12 51,14 52,15 53,17 53,19 54,21 54,23 54,25 54,27 54,29 53,32 53,34 52,36 51,37 50,39 49,41 48,42 46,44 44,46 43,47 41,48 39,49 38,49 36,50 34,51 32,51 30,51 28,52 25,51 23,51 21,51 18,50 16,50 15,49 13,48 11,47 10,46 8,44 6,43 5,41 4,40 3,38 2,36 1,35 1,33 1,30 0,28">
          <text:p/>
        </draw:polygon>
        <draw:path draw:style-name="gr2" draw:text-style-name="P2" draw:layer="layout" svg:width="0.156cm" svg:height="0.224cm" svg:x="13.442cm" svg:y="0.825cm" svg:viewBox="0 0 157 225" svg:d="M112 107v-1-1-1-1-2-2-1-3-2-2-4-4-3-3l-1-3v-4-3-3l-1-3-1-3v-2-3l-1-2v-3l-1-2-1-2v-2l-1-2v-2l-1-2-1-1-1-2v-1l-1-2-1-1-1-2-1-1-1-1-1-1-1-1-1-1-1-1-1-1-1-1-1-1h-1l-1-1-1-1h-1l-1-1h-1-1-1l-1-1h-2-1-1-1-1-1-2-2l-2 1-2 1-2 1-1 2-2 2-2 2-1 2-2 3-1 3-1 3-1 4-1 4-1 4v4l-1 5v4 6 5 4 3 3l1 3 1 4 1 3 1 3 2 3 2 3 1 3 3 3 2 2 2 3 3 1 2 2 2 2 3 1h3l3 1h3 2l2-1h3l3-1h2l3-2 3-1 3-1 2-2zM10 210l8-1 8-1 8-1 8-3 7-2 6-2 7-3 5-3 5-3 5-4 3-2 2-2 3-3 2-2 2-3 2-3 2-3 2-3 2-3 2-4 2-3 1-4 1-3 2-4 1-4 1-3 1-4v-4l1-4v-4l-3 2-4 2-4 2-4 1-4 2-3 1-4 1-4 1-3 1h-4-3-3l-3-1h-3-3l-3-1h-3l-3-1-3-1-3-1-2-1-2-1-4-1-2-1-2-1-2-1-2-1-2-1-2-2-1-1-2-1-1-2-2-1-1-2-1-1-1-1-2-2-1-2-1-1-1-2-1-1v-2l-2-1v-2l-1-1-1-2v-1l-1-2v-1-2l-1-1v-1-1-2l-1-1v-1-2-1-1-1-2-2-2-2l1-2v-2-2l1-2v-3-2l1-2 1-2v-2l1-2 1-2 1-2 1-2 1-2 1-2 1-2 1-2 2-2 1-2 1-2 2-2 1-2 2-2 1-1 2-2 2-1 1-2 2-2 2-1 2-1 2-2 4-1 2-1 3-1 2-1 2-2h3l3-1 3-1 3-1h3l3-1h3 3 3 3 3 2 2 3 2 2l2 1h2 3l1 1h2l3 1h2l2 1 2 1 2 1 2 1 2 1 2 1 2 1 3 1 2 2 2 1 2 1 2 2 1 2 2 1 2 2 2 2 1 2 2 2 1 2 1 2 2 3 1 3 1 2 1 3 1 3 1 3 2 4 1 3v4l1 3 1 4v4l1 4v4 4 4 5 6 5 6l-1 5-1 5-1 6-1 5-2 5-1 6-2 5-2 5-3 5-2 4-3 5-2 4-4 4-3 4-3 4-4 4-4 3-4 4-4 3-4 3-5 3-4 3-4 3-5 3-5 2-4 2-5 1-5 2-5 1-5 2-6 1h-6l-6 1-8 1h-6l-8 1-7 1-1-2-1-1v-1l-1-2v-1-2-1-2-2z">
          <text:p/>
        </draw:path>
        <draw:polygon draw:style-name="gr2" draw:text-style-name="P2" draw:layer="layout" svg:width="0.147cm" svg:height="0.226cm" svg:x="13.63cm" svg:y="0.823cm" svg:viewBox="0 0 148 227" draw:points="99,155 99,150 99,145 98,140 98,136 97,132 96,128 95,124 94,121 92,118 91,115 89,112 87,110 85,108 83,106 80,104 78,103 76,102 73,101 71,101 68,101 66,101 63,101 61,101 59,101 57,101 55,102 52,102 51,102 49,102 47,103 45,103 43,104 41,105 38,106 35,107 32,108 29,109 25,110 21,112 17,113 13,110 27,2 28,2 30,2 32,2 34,2 36,2 38,3 40,3 43,3 46,3 49,4 52,4 55,4 58,4 61,4 63,5 66,5 68,5 70,5 72,5 74,5 75,5 77,5 79,5 80,5 83,5 84,5 86,5 87,5 89,5 90,5 92,5 93,4 95,4 96,4 98,4 99,4 100,4 101,4 102,4 103,4 104,4 106,4 107,3 108,3 110,3 111,3 113,3 115,3 117,2 119,2 136,0 145,5 138,37 131,37 125,38 119,38 114,38 110,39 106,39 102,39 100,39 98,39 96,39 90,39 84,39 77,39 72,39 67,39 61,38 56,38 52,38 47,38 43,37 42,40 42,43 41,47 41,50 40,55 39,60 38,66 38,72 37,78 36,85 37,85 39,85 40,84 42,84 44,84 46,83 49,83 51,83 53,82 56,82 59,82 62,82 64,81 67,81 69,81 71,81 73,80 75,80 77,80 79,80 86,80 92,81 97,82 102,83 108,85 113,87 117,89 122,92 126,95 130,98 133,102 136,106 139,110 142,114 143,119 145,123 147,128 148,133 148,138 148,144 148,147 148,150 148,153 147,156 147,159 146,163 145,166 144,169 143,172 142,175 141,178 140,181 138,183 137,186 136,189 134,192 132,194 130,197 129,199 126,201 124,204 122,206 120,208 118,210 115,212 112,213 110,215 107,217 104,218 101,220 98,221 95,222 92,223 89,224 86,225 82,225 78,226 75,226 71,226 68,227 61,226 55,226 49,225 43,225 37,224 32,223 27,222 23,220 19,218 15,216 13,216 12,215 11,214 10,213 9,212 8,211 7,211 6,210 5,209 4,207 3,206 3,205 2,204 1,203 1,202 1,201 1,200 0,199 0,198 0,197 0,196 0,195 1,193 1,192 1,191 2,190 2,189 3,187 4,186 5,185 6,185 7,183 8,183 9,182 11,181 12,181 14,181 15,180 17,180 19,180 22,180 25,181 28,181 32,182 34,183 37,185 39,187 42,189 44,192 46,194 48,197 50,200 52,203 54,205 56,206 58,208 60,209 62,210 64,210 65,211 69,210 71,210 74,209 77,208 79,207 82,205 84,203 87,201 89,199 90,196 92,193 94,189 95,186 96,182 97,178 98,174 98,170 99,165 99,160">
          <text:p/>
        </draw:polygon>
        <draw:frame draw:style-name="gr3" draw:text-style-name="P4" draw:layer="layout" svg:width="1cm" svg:height="0.645cm" svg:x="0.7cm" svg:y="0cm">
          <draw:text-box>
            <text:p text:style-name="P3"><text:span text:style-name="T1">a.</text:span></text:p>
          </draw:text-box>
        </draw:frame>
        <draw:frame draw:style-name="gr3" draw:text-style-name="P4" draw:layer="layout" svg:width="1cm" svg:height="0.645cm" svg:x="6.3cm" svg:y="0.001cm">
          <draw:text-box>
            <text:p text:style-name="P3"><text:span text:style-name="T1">b.</text:span></text:p>
          </draw:text-box>
        </draw:frame>
        <draw:frame draw:style-name="gr3" draw:text-style-name="P4" draw:layer="layout" svg:width="1cm" svg:height="0.645cm" svg:x="11.7cm" svg:y="0.002cm">
          <draw:text-box>
            <text:p text:style-name="P3"><text:span text:style-name="T1">c.</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8cm" fo:page-height="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4-07-13T17:14:20.162000000</meta:creation-date>
    <meta:print-date>2024-07-13T17:16:36.217000000</meta:print-date>
    <meta:printed-by>Fichiers PDF: Victor Van der Meersch</meta:printed-by>
    <dc:date>2024-07-13T17:16:53.795000000</dc:date>
    <dc:creator>Victor Van der Meersch</dc:creator>
    <meta:editing-duration>PT17S</meta:editing-duration>
    <meta:editing-cycles>1</meta:editing-cycles>
    <meta:document-statistic meta:object-count="21"/>
    <meta:generator>LibreOffice/24.2.0.3$Windows_X86_64 LibreOffice_project/da48488a73ddd66ea24cf16bbc4f7b9c08e9bea1</meta:generator>
  </office:meta>
</office:document-meta>
</file>